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6000010AC00000F325357E15C.svm"/>
  <manifest:file-entry manifest:media-type="" manifest:full-path="Pictures/200000720000135300000B66ED1FC9A2.svm"/>
  <manifest:file-entry manifest:media-type="" manifest:full-path="Pictures/20000072000010E800000B66C00903C5.svm"/>
  <manifest:file-entry manifest:media-type="" manifest:full-path="Pictures/200000BA0000126A000012FED318DA80.svm"/>
  <manifest:file-entry manifest:media-type="" manifest:full-path="Pictures/2000016E0000149C000025FA16025E44.svm"/>
  <manifest:file-entry manifest:media-type="" manifest:full-path="Pictures/200000DE0000147E000016CA63BE0375.svm"/>
  <manifest:file-entry manifest:media-type="" manifest:full-path="Pictures/200000BA000013CF000012FE773E886A.svm"/>
  <manifest:file-entry manifest:media-type="" manifest:full-path="Pictures/2000014A000011360000222E6F5F11F0.svm"/>
  <manifest:file-entry manifest:media-type="" manifest:full-path="Pictures/20000096000010BC00000F327AF0C447.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style:mirror="none"/>
    </style:style>
    <style:style style:name="gr2" style:family="graphic" style:parent-style-name="standard">
      <style:graphic-properties draw:stroke="none" svg:stroke-color="#000000" draw:fill="none" draw:fill-color="#ffffff" draw:auto-grow-height="true" draw:auto-grow-width="false" fo:max-height="0cm" fo:min-height="0.602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1cm" svg:stroke-color="#808000"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color="#000000" draw:fill="none" draw:fill-color="#ffffff" draw:auto-grow-height="true" draw:auto-grow-width="false" fo:max-height="0cm" fo:min-height="0cm"/>
    </style:style>
    <style:style style:name="gr8" style:family="graphic" style:parent-style-name="standard">
      <style:graphic-properties svg:stroke-color="#008000" draw:textarea-horizontal-align="center" draw:textarea-vertical-align="middle"/>
    </style:style>
    <style:style style:name="gr9" style:family="graphic">
      <style:graphic-properties style:protect="size"/>
    </style:style>
    <style:style style:name="pr1" style:family="presentation" style:parent-style-name="Lehenetsia-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indent="0cm"/>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ehenetsia">
        <office:forms form:automatic-focus="false" form:apply-design-mode="false"/>
        <draw:frame draw:style-name="gr1" draw:id="id3" draw:layer="layout" svg:width="4.403cm" svg:height="8.747cm" svg:x="1.309cm" svg:y="0.977cm">
          <draw:image xlink:href="Pictures/2000014A000011360000222E6F5F11F0.svm" xlink:type="simple" xlink:show="embed" xlink:actuate="onLoad">
            <text:p text:style-name="P1"/>
          </draw:image>
          <draw:glue-point draw:id="4" svg:x="5.001cm" svg:y="1.143cm"/>
        </draw:frame>
        <draw:frame draw:style-name="gr1" draw:id="id5" draw:layer="layout" svg:width="4.711cm" svg:height="4.859cm" svg:x="8.891cm" svg:y="0.222cm">
          <draw:image xlink:href="Pictures/200000BA0000126A000012FED318DA80.svm" xlink:type="simple" xlink:show="embed" xlink:actuate="onLoad">
            <text:p text:style-name="P1"/>
          </draw:image>
        </draw:frame>
        <draw:frame draw:style-name="gr1" draw:id="id2" draw:layer="layout" svg:width="4.281cm" svg:height="3.887cm" svg:x="8.568cm" svg:y="10.959cm">
          <draw:image xlink:href="Pictures/20000096000010BC00000F327AF0C447.svm" xlink:type="simple" xlink:show="embed" xlink:actuate="onLoad">
            <text:p text:style-name="P1"/>
          </draw:image>
        </draw:frame>
        <draw:frame draw:style-name="gr1" draw:id="id6" draw:layer="layout" svg:width="4.325cm" svg:height="2.915cm" svg:x="8.477cm" svg:y="15.78cm">
          <draw:image xlink:href="Pictures/20000072000010E800000B66C00903C5.svm" xlink:type="simple" xlink:show="embed" xlink:actuate="onLoad">
            <text:p text:style-name="P1"/>
          </draw:image>
        </draw:frame>
        <draw:frame draw:style-name="gr1" draw:id="id7" draw:layer="layout" svg:width="5.243cm" svg:height="5.831cm" svg:x="14.476cm" svg:y="13.84cm">
          <draw:image xlink:href="Pictures/200000DE0000147E000016CA63BE0375.svm" xlink:type="simple" xlink:show="embed" xlink:actuate="onLoad">
            <text:p text:style-name="P1"/>
          </draw:image>
        </draw:frame>
        <draw:frame draw:style-name="gr1" draw:id="id4" draw:layer="layout" svg:width="4.265cm" svg:height="3.887cm" svg:x="12.065cm" svg:y="6.985cm">
          <draw:image xlink:href="Pictures/20000096000010AC00000F325357E15C.svm" xlink:type="simple" xlink:show="embed" xlink:actuate="onLoad">
            <text:p text:style-name="P1"/>
          </draw:image>
        </draw:frame>
        <draw:frame draw:style-name="gr2" draw:layer="layout" svg:width="10.795cm" svg:height="1.038cm" svg:x="6.351cm" svg:y="19.051cm">
          <draw:text-box>
            <text:p text:style-name="P1">* = precalculado</text:p>
          </draw:text-box>
        </draw:frame>
        <draw:custom-shape draw:style-name="gr3" draw:text-style-name="P3" draw:layer="layout" svg:width="5.08cm" svg:height="3.175cm" svg:x="19.686cm" svg:y="0.636cm">
          <text:p text:style-name="P2">subtítulo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3" draw:layer="layout" svg:x1="6.159cm" svg:y1="16.494cm" svg:x2="8.568cm" svg:y2="12.902cm" draw:start-shape="id1" draw:start-glue-point="1" draw:end-shape="id2" svg:d="m6159 16494h1205v-3592h1204">
          <text:p text:style-name="P1"/>
        </draw:connector>
        <draw:connector draw:style-name="gr4" draw:text-style-name="P3" draw:layer="layout" svg:x1="5.712cm" svg:y1="5.35cm" svg:x2="14.197cm" svg:y2="6.985cm" draw:start-shape="id3" draw:end-shape="id4" draw:end-glue-point="0" svg:d="m5712 5350h8485v1635">
          <text:p text:style-name="P1"/>
        </draw:connector>
        <draw:connector draw:style-name="gr4" draw:text-style-name="P3" draw:layer="layout" svg:x1="3.51cm" svg:y1="0.977cm" svg:x2="8.891cm" svg:y2="2.651cm" draw:start-shape="id3" draw:start-glue-point="0" draw:end-shape="id5" draw:end-glue-point="3" svg:d="m3510 977v-500h3792v2174h1589">
          <text:p text:style-name="P1"/>
        </draw:connector>
        <draw:connector draw:style-name="gr4" draw:text-style-name="P3" draw:layer="layout" svg:x1="12.802cm" svg:y1="17.237cm" svg:x2="14.476cm" svg:y2="16.755cm" draw:start-shape="id6" draw:start-glue-point="1" draw:end-shape="id7" svg:d="m12802 17237h837v-482h837">
          <text:p text:style-name="P1"/>
        </draw:connector>
        <draw:connector draw:style-name="gr4" draw:text-style-name="P3" draw:layer="layout" svg:x1="12.849cm" svg:y1="12.902cm" svg:x2="17.097cm" svg:y2="13.84cm" draw:start-shape="id2" draw:start-glue-point="1" draw:end-shape="id7" draw:end-glue-point="0" svg:d="m12849 12902h4248v938">
          <text:p text:style-name="P1"/>
        </draw:connector>
        <draw:connector draw:style-name="gr4" draw:text-style-name="P3" draw:layer="layout" svg:x1="19.719cm" svg:y1="16.755cm" svg:x2="22.226cm" svg:y2="12.467cm" draw:start-shape="id7" draw:start-glue-point="1" svg:d="m19719 16755h1504v-4288h1003">
          <text:p text:style-name="P1"/>
        </draw:connector>
        <draw:connector draw:style-name="gr5" draw:text-style-name="P3" draw:layer="layout" draw:line-skew="-5.755cm" svg:x1="5.711cm" svg:y1="6.349cm" svg:x2="22.179cm" svg:y2="9.907cm" draw:start-shape="id3" draw:start-glue-point="4" draw:end-shape="id8" svg:d="m5711 6349h2479v3558h13989">
          <text:p text:style-name="P1"/>
        </draw:connector>
        <draw:frame draw:style-name="gr1" draw:layer="layout" svg:width="4.944cm" svg:height="2.915cm" svg:x="21.726cm" svg:y="15.5cm">
          <draw:image xlink:href="Pictures/200000720000135300000B66ED1FC9A2.svm" xlink:type="simple" xlink:show="embed" xlink:actuate="onLoad">
            <text:p text:style-name="P1"/>
          </draw:image>
        </draw:frame>
        <draw:frame draw:style-name="gr6" draw:text-style-name="P1" draw:layer="layout" svg:width="4.799cm" svg:height="1.038cm" svg:x="8.891cm" svg:y="5.081cm">
          <draw:text-box>
            <text:p text:style-name="P1">etiquetas</text:p>
          </draw:text-box>
        </draw:frame>
        <draw:frame draw:style-name="gr7" draw:text-style-name="P1" draw:layer="layout" svg:width="3.81cm" svg:height="3.399cm" svg:x="17.146cm" svg:y="4.446cm">
          <draw:text-box>
            <text:p text:style-name="P1">Avisos</text:p>
            <text:p text:style-name="P1">ID</text:p>
            <text:p text:style-name="P1">ID_RESP</text:p>
            <text:p text:style-name="P1">visto?</text:p>
          </draw:text-box>
        </draw:frame>
        <draw:frame draw:style-name="gr6" draw:text-style-name="P4" draw:layer="layout" svg:width="5.715cm" svg:height="1.574cm" svg:x="21.59cm" svg:y="18.252cm">
          <draw:text-box>
            <text:p text:style-name="P1"><text:span text:style-name="T1">umbral_cambio_dificultad</text:span></text:p>
            <text:p text:style-name="P1"><text:span text:style-name="T1">num_jueces_para_evaluar</text:span></text:p>
            <text:p text:style-name="P1"><text:span text:style-name="T1">umbral_num_jueces_eval_autom</text:span></text:p>
          </draw:text-box>
        </draw:frame>
        <draw:frame draw:style-name="gr7" draw:text-style-name="P1" draw:layer="layout" svg:width="3.81cm" svg:height="4.186cm" svg:x="15.241cm" svg:y="0.236cm">
          <draw:text-box>
            <text:p text:style-name="P1">VideoDific</text:p>
            <text:p text:style-name="P1">ID_USER</text:p>
            <text:p text:style-name="P1">ID_VIDEO</text:p>
            <text:p text:style-name="P1">niv_dif</text:p>
            <text:p text:style-name="P1">Fecha</text:p>
          </draw:text-box>
        </draw:frame>
        <draw:frame draw:style-name="gr1" draw:id="id8" draw:layer="layout" svg:width="5.273cm" svg:height="9.719cm" svg:x="22.179cm" svg:y="5.048cm">
          <draw:image xlink:href="Pictures/2000016E0000149C000025FA16025E44.svm" xlink:type="simple" xlink:show="embed" xlink:actuate="onLoad">
            <text:p text:style-name="P1"/>
          </draw:image>
        </draw:frame>
        <draw:frame draw:style-name="gr1" draw:id="id1" draw:layer="layout" svg:width="5.068cm" svg:height="4.859cm" svg:x="1.091cm" svg:y="14.065cm">
          <draw:image xlink:href="Pictures/200000BA000013CF000012FE773E886A.svm" xlink:type="simple" xlink:show="embed" xlink:actuate="onLoad">
            <text:p text:style-name="P1"/>
          </draw:image>
        </draw:frame>
        <draw:connector draw:style-name="gr8" draw:text-style-name="P3" draw:layer="layout" svg:x1="3.625cm" svg:y1="14.065cm" svg:x2="24.815cm" svg:y2="5.048cm" draw:start-shape="id1" draw:start-glue-point="0" draw:end-shape="id8" draw:end-glue-point="0" svg:d="m3625 14065v-9518h21190v501">
          <text:p text:style-name="P1"/>
        </draw:connector>
        <presentation:notes draw:style-name="dp2">
          <draw:page-thumbnail draw:style-name="gr9" draw:layer="layout" svg:width="13.968cm" svg:height="10.476cm" svg:x="3.81cm" svg:y="2.123cm" draw:page-number="1" presentation:class="page"/>
          <draw:frame presentation:style-name="pr1" draw:text-style-name="P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ehenetsia-title" style:family="presentation">
      <style:graphic-properties draw:stroke="none" draw:fill="none" draw:textarea-vertical-align="middle">
        <text:list-style style:name="Lehenetsia-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ehenetsia-subtitle" style:family="presentation">
      <style:graphic-properties draw:stroke="none" draw:fill="none" draw:textarea-vertical-align="middle">
        <text:list-style style:name="Lehenetsia-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ehenetsia-background" style:family="presentation">
      <style:graphic-properties draw:stroke="none" draw:fill="none"/>
      <style:text-properties style:letter-kerning="true"/>
    </style:style>
    <style:style style:name="Lehenetsia-backgroundobjects" style:family="presentation">
      <style:graphic-properties draw:shadow="hidden" draw:shadow-offset-x="0.3cm" draw:shadow-offset-y="0.3cm" draw:shadow-color="#808080"/>
      <style:text-properties style:letter-kerning="true"/>
    </style:style>
    <style:style style:name="Lehenetsi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Lehenetsia-outline1" style:family="presentation">
      <style:graphic-properties draw:stroke="none" draw:fill="none">
        <text:list-style style:name="Lehenets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ehenetsia-outline2" style:family="presentation" style:parent-style-name="Lehenetsia-outline1">
      <style:paragraph-properties fo:margin-top="0cm" fo:margin-bottom="0.4cm"/>
      <style:text-properties fo:font-size="28pt" style:font-size-asian="28pt" style:font-size-complex="28pt"/>
    </style:style>
    <style:style style:name="Lehenetsia-outline3" style:family="presentation" style:parent-style-name="Lehenetsia-outline2">
      <style:paragraph-properties fo:margin-top="0cm" fo:margin-bottom="0.3cm"/>
      <style:text-properties fo:font-size="24pt" style:font-size-asian="24pt" style:font-size-complex="24pt"/>
    </style:style>
    <style:style style:name="Lehenetsia-outline4" style:family="presentation" style:parent-style-name="Lehenetsia-outline3">
      <style:paragraph-properties fo:margin-top="0cm" fo:margin-bottom="0.2cm"/>
      <style:text-properties fo:font-size="20pt" style:font-size-asian="20pt" style:font-size-complex="20pt"/>
    </style:style>
    <style:style style:name="Lehenetsia-outline5" style:family="presentation" style:parent-style-name="Lehenetsia-outline4">
      <style:paragraph-properties fo:margin-top="0cm" fo:margin-bottom="0.1cm"/>
      <style:text-properties fo:font-size="20pt" style:font-size-asian="20pt" style:font-size-complex="20pt"/>
    </style:style>
    <style:style style:name="Lehenetsia-outline6" style:family="presentation" style:parent-style-name="Lehenetsia-outline5">
      <style:paragraph-properties fo:margin-top="0cm" fo:margin-bottom="0.1cm"/>
      <style:text-properties fo:font-size="20pt" style:font-size-asian="20pt" style:font-size-complex="20pt"/>
    </style:style>
    <style:style style:name="Lehenetsia-outline7" style:family="presentation" style:parent-style-name="Lehenetsia-outline6">
      <style:paragraph-properties fo:margin-top="0cm" fo:margin-bottom="0.1cm"/>
      <style:text-properties fo:font-size="20pt" style:font-size-asian="20pt" style:font-size-complex="20pt"/>
    </style:style>
    <style:style style:name="Lehenetsia-outline8" style:family="presentation" style:parent-style-name="Lehenetsia-outline7">
      <style:paragraph-properties fo:margin-top="0cm" fo:margin-bottom="0.1cm"/>
      <style:text-properties fo:font-size="20pt" style:font-size-asian="20pt" style:font-size-complex="20pt"/>
    </style:style>
    <style:style style:name="Lehenetsia-outline9" style:family="presentation" style:parent-style-name="Lehenetsia-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Lehenetsia-backgroundobjects">
      <style:graphic-properties draw:stroke="none" draw:fill="none" draw:fill-color="#ffffff" draw:auto-grow-height="false" fo:min-height="1.449cm"/>
    </style:style>
    <style:style style:name="pr2" style:family="presentation" style:parent-style-name="Lehenetsia-backgroundobjects">
      <style:graphic-properties draw:stroke="none" draw:fill="none" draw:fill-color="#ffffff" draw:auto-grow-height="false" fo:min-height="1.397cm"/>
    </style:style>
    <style:style style:name="pr3" style:family="presentation" style:parent-style-name="Lehenetsia-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1</text:page-number></text:span></text:p>
        </draw:text-box>
      </draw:frame>
      <draw:page-thumbnail draw:layer="backgroundobjects" svg:width="7.979cm" svg:height="5.984cm" svg:x="1cm" svg:y="3.194cm"/>
      <draw:page-thumbnail draw:layer="backgroundobjects" svg:width="7.979cm" svg:height="5.984cm" svg:x="1cm" svg:y="12.41cm"/>
      <draw:page-thumbnail draw:layer="backgroundobjects" svg:width="7.979cm" svg:height="5.984cm" svg:x="9.98cm" svg:y="3.194cm"/>
      <draw:page-thumbnail draw:layer="backgroundobjects" svg:width="7.979cm" svg:height="5.984cm" svg:x="9.98cm" svg:y="12.41cm"/>
      <draw:page-thumbnail draw:layer="backgroundobjects" svg:width="7.979cm" svg:height="5.984cm" svg:x="18.96cm" svg:y="3.194cm"/>
      <draw:page-thumbnail draw:layer="backgroundobjects" svg:width="7.979cm" svg:height="5.984cm" svg:x="18.96cm" svg:y="12.41cm"/>
    </style:handout-master>
    <style:master-page style:name="Lehenetsia" style:page-layout-name="PM1" draw:style-name="dp1">
      <draw:frame presentation:style-name="Lehenetsia-title" draw:layer="backgroundobjects" svg:width="25.199cm" svg:height="3.506cm" svg:x="1.4cm" svg:y="0.837cm" presentation:class="title" presentation:placeholder="true">
        <draw:text-box/>
      </draw:frame>
      <draw:frame presentation:style-name="Lehenetsia-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1</text:page-number></text:span></text:p>
        </draw:text-box>
      </draw:frame>
      <presentation:notes style:page-layout-name="PM2">
        <draw:page-thumbnail presentation:style-name="Lehenetsia-title" draw:layer="backgroundobjects" svg:width="13.968cm" svg:height="10.476cm" svg:x="3.81cm" svg:y="2.123cm" presentation:class="page"/>
        <draw:frame presentation:style-name="Lehenetsia-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8-11-30T22:04:46</meta:creation-date>
    <dc:date>2008-12-03T15:57:08</dc:date>
    <meta:editing-cycles>14</meta:editing-cycles>
    <meta:editing-duration>PT2H55M5S</meta:editing-duration>
    <meta:user-defined meta:name="%1 informazioa1"/>
    <meta:user-defined meta:name="%1 informazioa2"/>
    <meta:user-defined meta:name="%1 informazioa3"/>
    <meta:user-defined meta:name="%1 informazioa4"/>
    <meta:document-statistic meta:object-count="46"/>
  </office:meta>
</office:document-meta>
</file>